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2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9152" calcext:value-type="float">
            <text:p>139.5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5728" calcext:value-type="float">
            <text:p>139.55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31344" calcext:value-type="float">
            <text:p>139.53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79528" calcext:value-type="float">
            <text:p>139.47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3808" calcext:value-type="float">
            <text:p>139.43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6272" calcext:value-type="float">
            <text:p>139.33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56312" calcext:value-type="float">
            <text:p>139.6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7128" calcext:value-type="float">
            <text:p>139.32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16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65456" calcext:value-type="float">
            <text:p>139.6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1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076" calcext:value-type="float">
            <text:p>139.4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1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47752" calcext:value-type="float">
            <text:p>139.7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1552" calcext:value-type="float">
            <text:p>139.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1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5456" calcext:value-type="float">
            <text:p>139.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1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75896" calcext:value-type="float">
            <text:p>139.37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1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508" calcext:value-type="float">
            <text:p>139.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1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0176" calcext:value-type="float">
            <text:p>139.33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1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8504" calcext:value-type="float">
            <text:p>139.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0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50928" calcext:value-type="float">
            <text:p>139.25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0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19736" calcext:value-type="float">
            <text:p>139.6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0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19736" calcext:value-type="float">
            <text:p>139.6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0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66624" calcext:value-type="float">
            <text:p>139.8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0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508" calcext:value-type="float">
            <text:p>139.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0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01448" calcext:value-type="float">
            <text:p>139.60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0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35104" calcext:value-type="float">
            <text:p>139.13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200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8692" calcext:value-type="float">
            <text:p>139.18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199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17984" calcext:value-type="float">
            <text:p>139.31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199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94768" calcext:value-type="float">
            <text:p>139.4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1997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49632" calcext:value-type="float">
            <text:p>139.54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199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7856" calcext:value-type="float">
            <text:p>139.8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199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09296" calcext:value-type="float">
            <text:p>139.9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199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4368" calcext:value-type="float">
            <text:p>140.1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199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5056" calcext:value-type="float">
            <text:p>140.27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199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07872" calcext:value-type="float">
            <text:p>140.7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198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58136" calcext:value-type="float">
            <text:p>142.0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198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676" calcext:value-type="float">
            <text:p>141.7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198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197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624" calcext:value-type="float">
            <text:p>141.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197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3952" calcext:value-type="float">
            <text:p>140.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197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0048" calcext:value-type="float">
            <text:p>141.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197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3848" calcext:value-type="float">
            <text:p>140.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197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1552" calcext:value-type="float">
            <text:p>139.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197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9256" calcext:value-type="float">
            <text:p>138.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1976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64" calcext:value-type="float">
            <text:p>138.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197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264" calcext:value-type="float">
            <text:p>139.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